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999999"/>
    </style:style>
    <style:style style:name="ce5" style:family="table-cell" style:parent-style-name="Default" style:data-style-name="N11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72bf44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72bf44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db94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lf-discharge per month</text:p>
          </table:table-cell>
          <table:table-cell table:style-name="ce5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active (in mA)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µA)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 capacity (in mAh)</text:p>
          </table:table-cell>
          <table:table-cell table:style-name="ce12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keup interval (in min)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active (in s)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ime consumed after wakeup interval fitting x times in to an hour + active period (in s)</text:p>
          </table:table-cell>
          <table:table-cell table:style-name="ce2" table:formula="of:=((60 / [.B6]) * ([.B6] * 60 + [.B7]))" office:value-type="float" office:value="3609" calcext:value-type="float">
            <text:p>36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 to consumed time ratio (in s)</text:p>
          </table:table-cell>
          <table:table-cell table:formula="of:=3600 / [.F7]" office:value-type="float" office:value="0.997506234413965" calcext:value-type="float">
            <text:p>0.997506234413965</text:p>
          </table:table-cell>
        </table:table-row>
        <table:table-row table:style-name="ro1">
          <table:table-cell office:value-type="string" calcext:value-type="string">
            <text:p>time active per hour (in min)</text:p>
          </table:table-cell>
          <table:table-cell table:formula="of:= ([.F8] * ([.F7] - 3600)) / 60" office:value-type="float" office:value="0.149625935162095" calcext:value-type="float">
            <text:p>0.149625935162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deep sleep per hour (in min)</text:p>
          </table:table-cell>
          <table:table-cell table:formula="of:= 60 - [.B9]" office:value-type="float" office:value="59.8503740648379" calcext:value-type="float">
            <text:p>59.85037406483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wer on active (in mAh)</text:p>
          </table:table-cell>
          <table:table-cell table:formula="of:= [.B2] * ([.B9] / 60)" office:value-type="float" office:value="0.29925187032419" calcext:value-type="float">
            <text:p>0.29925187032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mAh)</text:p>
          </table:table-cell>
          <table:table-cell table:formula="of:= ([.B3]/1000) * ([.B10] / 60)" office:value-type="float" office:value="0.0548628428927681" calcext:value-type="float">
            <text:p>0.05486284289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f-discharge (in mAh)</text:p>
          </table:table-cell>
          <table:table-cell table:formula="of:= ([.B1] * [.B4] * 12) / 365 / 24" office:value-type="float" office:value="0.186301369863014" calcext:value-type="float">
            <text:p>0.186301369863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ower (in mAh)</text:p>
          </table:table-cell>
          <table:table-cell table:formula="of:= [.B12] + [.B13] + [.B14]" office:value-type="float" office:value="0.540416083079971" calcext:value-type="float">
            <text:p>0.5404160830799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time running on battery (in hours)</text:p>
          </table:table-cell>
          <table:table-cell table:style-name="ce9" table:formula="of:= [.B4] / [.B15]" office:value-type="float" office:value="6291.44858277074" calcext:value-type="float">
            <text:p>6291.4485827707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ime running on battery (in days)</text:p>
          </table:table-cell>
          <table:table-cell table:style-name="ce9" table:formula="of:= [.B17] / 24" office:value-type="float" office:value="262.143690948781" calcext:value-type="float">
            <text:p>262.143690948781</text:p>
          </table:table-cell>
          <table:table-cell table:style-name="ce16" office:value-type="string" calcext:value-type="string">
            <text:p>Board</text:p>
          </table:table-cell>
          <table:table-cell table:style-name="ce16" office:value-type="string" calcext:value-type="string">
            <text:p>FireBeetl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ime running on battery (in weeks)</text:p>
          </table:table-cell>
          <table:table-cell table:style-name="ce9" table:formula="of:= [.B18] / 7" office:value-type="float" office:value="37.4490987069687" calcext:value-type="float">
            <text:p>37.4490987069687</text:p>
          </table:table-cell>
          <table:table-cell table:style-name="ce16" office:value-type="string" calcext:value-type="string">
            <text:p>Battery</text:p>
          </table:table-cell>
          <table:table-cell table:style-name="ce16" office:value-type="string" calcext:value-type="string">
            <text:p>1*3400 mAh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ime running on battery (in month)</text:p>
          </table:table-cell>
          <table:table-cell table:style-name="ce14" table:formula="of:= [.B19] / (365 / 7 / 12)" office:value-type="float" office:value="8.6184227161243" calcext:value-type="float">
            <text:p>8.6184227161243</text:p>
          </table:table-cell>
          <table:table-cell table:style-name="ce16" office:value-type="string" calcext:value-type="string">
            <text:p>CPU</text:p>
          </table:table-cell>
          <table:table-cell table:style-name="ce16" office:value-type="string" calcext:value-type="string">
            <text:p>120 MHz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elf-discharge per month</text:p>
          </table:table-cell>
          <table:table-cell table:style-name="ce5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active (in mA)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µA)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 capacity (in mAh)</text:p>
          </table:table-cell>
          <table:table-cell table:style-name="ce12"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keup interval (in min)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active (in s)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ime consumed after wakeup interval fitting x times in to an hour + active period (in s)</text:p>
          </table:table-cell>
          <table:table-cell table:style-name="ce2" table:formula="of:=((60 / [.B27]) * ([.B27] * 60 + [.B28]))" office:value-type="float" office:value="3609" calcext:value-type="float">
            <text:p>36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ur to consumed time ratio (in s)</text:p>
          </table:table-cell>
          <table:table-cell table:formula="of:=3600 / [.F28]" office:value-type="float" office:value="0.997506234413965" calcext:value-type="float">
            <text:p>0.997506234413965</text:p>
          </table:table-cell>
        </table:table-row>
        <table:table-row table:style-name="ro1">
          <table:table-cell office:value-type="string" calcext:value-type="string">
            <text:p>time active per hour (in min)</text:p>
          </table:table-cell>
          <table:table-cell table:formula="of:= ([.F29] * ([.F28] - 3600)) / 60" office:value-type="float" office:value="0.149625935162095" calcext:value-type="float">
            <text:p>0.149625935162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deep sleep per hour (in min)</text:p>
          </table:table-cell>
          <table:table-cell table:formula="of:= 60 - [.B30]" office:value-type="float" office:value="59.8503740648379" calcext:value-type="float">
            <text:p>59.85037406483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wer on active (in mAh)</text:p>
          </table:table-cell>
          <table:table-cell table:formula="of:= [.B23] * ([.B30] / 60)" office:value-type="float" office:value="0.29925187032419" calcext:value-type="float">
            <text:p>0.29925187032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on deep sleep (in mAh)</text:p>
          </table:table-cell>
          <table:table-cell table:formula="of:= ([.B24]/1000) * ([.B31] / 60)" office:value-type="float" office:value="0.0548628428927681" calcext:value-type="float">
            <text:p>0.05486284289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f-discharge (in mAh)</text:p>
          </table:table-cell>
          <table:table-cell table:formula="of:= ([.B22] * [.B25] * 12) / 365 / 24" office:value-type="float" office:value="0.372602739726027" calcext:value-type="float">
            <text:p>0.372602739726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ower (in mAh)</text:p>
          </table:table-cell>
          <table:table-cell table:formula="of:= [.B33] + [.B34] + [.B35]" office:value-type="float" office:value="0.726717452942985" calcext:value-type="float">
            <text:p>0.72671745294298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time running on battery (in hours)</text:p>
          </table:table-cell>
          <table:table-cell table:style-name="ce9" table:formula="of:= [.B25] / [.B36]" office:value-type="float" office:value="9357.14420021435" calcext:value-type="float">
            <text:p>9357.1442002143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ime running on battery (in days)</text:p>
          </table:table-cell>
          <table:table-cell table:style-name="ce9" table:formula="of:= [.B38] / 24" office:value-type="float" office:value="389.881008342265" calcext:value-type="float">
            <text:p>389.881008342265</text:p>
          </table:table-cell>
          <table:table-cell table:style-name="ce16" office:value-type="string" calcext:value-type="string">
            <text:p>Board</text:p>
          </table:table-cell>
          <table:table-cell table:style-name="ce16" office:value-type="string" calcext:value-type="string">
            <text:p>FireBeetl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ime running on battery (in weeks)</text:p>
          </table:table-cell>
          <table:table-cell table:style-name="ce9" table:formula="of:= [.B39] / 7" office:value-type="float" office:value="55.6972869060378" calcext:value-type="float">
            <text:p>55.6972869060378</text:p>
          </table:table-cell>
          <table:table-cell table:style-name="ce16" office:value-type="string" calcext:value-type="string">
            <text:p>Battery</text:p>
          </table:table-cell>
          <table:table-cell table:style-name="ce16" office:value-type="string" calcext:value-type="string">
            <text:p>2*3400 mAh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ime running on battery (in month)</text:p>
          </table:table-cell>
          <table:table-cell table:style-name="ce14" table:formula="of:= [.B40] / (365 / 7 / 12)" office:value-type="float" office:value="12.8180057537183" calcext:value-type="float">
            <text:p>12.8180057537183</text:p>
          </table:table-cell>
          <table:table-cell table:style-name="ce16" office:value-type="string" calcext:value-type="string">
            <text:p>CPU</text:p>
          </table:table-cell>
          <table:table-cell table:style-name="ce16" office:value-type="string" calcext:value-type="string">
            <text:p>120 MH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1:56:45.19342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23:30:24.988104233</meta:creation-date>
    <dc:date>2018-08-16T12:10:19.280152464</dc:date>
    <meta:editing-duration>PT28M27S</meta:editing-duration>
    <meta:editing-cycles>11</meta:editing-cycles>
    <meta:generator>LibreOffice/5.4.6.2$Linux_X86_64 LibreOffice_project/40m0$Build-2</meta:generator>
    <meta:document-statistic meta:table-count="1" meta:cell-count="84" meta:object-count="0"/>
  </office:meta>
</office:document-meta>
</file>